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style:protect="size"/>
    </style:style>
    <style:style style:name="pr1" style:family="presentation" style:parent-style-name="Diapositiva_20_de_20_título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iapositiva_20_de_20_título" presentation:presentation-page-layout-name="AL1T0">
        <draw:frame draw:name="Gráfico 3" draw:style-name="gr1" draw:text-style-name="P1" draw:layer="layout" svg:width="33.866cm" svg:height="19.049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style:rfc-language-tag="en-150" fo:language="e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rfc-language-tag-asian="en-150" style:language-asian="en" style:font-style-asian="normal" style:font-weight-asian="normal" style:font-name-complex="Lohit Devanagari" style:font-family-complex="'Lohit Devanagari'" style:font-family-generic-complex="system" style:font-pitch-complex="variable" style:font-size-complex="28pt" style:rfc-language-tag-complex="en-150" style:language-complex="en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style:rfc-language-tag="en-150" fo:language="e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rfc-language-tag-asian="en-150" style:language-asian="en" style:font-style-asian="normal" style:font-weight-asian="normal" style:font-name-complex="Lohit Devanagari" style:font-family-complex="'Lohit Devanagari'" style:font-family-generic-complex="system" style:font-pitch-complex="variable" style:font-size-complex="18pt" style:rfc-language-tag-complex="en-150" style:language-complex="e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Marcador de fech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0-06">10/6/19</text:date></text:span></text:p>
        </draw:text-box>
      </draw:frame>
      <draw:frame draw:name="Marcador de pie de pá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Leonardo Camus</meta:initial-creator>
    <meta:editing-cycles>2</meta:editing-cycles>
    <meta:creation-date>2017-08-07T02:11:35</meta:creation-date>
    <dc:date>2019-10-06T17:48:33.014140784</dc:date>
    <meta:editing-duration>PT3M58S</meta:editing-duration>
    <meta:generator>LibreOffice/6.0.7.3$Linux_X86_64 LibreOffice_project/00m0$Build-3</meta:generator>
    <meta:document-statistic meta:object-count="2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style:text-position="0% 100%" fo:font-family="'Playfair display'" style:font-style-name="Regular" fo:font-size="24pt" style:font-size-asian="24pt" style:font-family-complex="LMRomanM" style:font-size-complex="2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width="0.026cm"/>
      <style:text-properties fo:color="#000000" style:text-position="0% 100%" fo:font-family="'Playfair display'" style:font-style-name="Regular" fo:font-size="16pt" style:font-size-asian="20pt" style:font-family-complex="LMRomanM" style:font-size-complex="20pt"/>
    </style:style>
    <style:style style:name="ch5" style:family="chart">
      <style:chart-properties chart:auto-position="true" style:rotation-angle="0"/>
      <style:text-properties fo:color="#000000" style:text-position="0% 100%" fo:font-family="'Playfair Display'" style:font-style-name="Regular" fo:font-size="24pt" style:font-size-asian="24pt" style:font-weight-asian="bold" style:font-family-complex="LMRomanM" style:font-size-complex="24pt" style:font-weight-complex="bold"/>
    </style:style>
    <style:style style:name="ch6" style:family="chart" style:data-style-name="N11">
      <style:chart-properties chart:display-label="true" chart:tick-marks-major-inner="false" chart:tick-marks-major-outer="false" chart:logarithmic="false" chart:origin="0" chart:interval-minor-divisor="5" chart:gap-width="0" chart:overlap="100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000000" style:text-position="0% 100%" fo:font-family="'Playfair Display'" style:font-style-name="Regular" fo:font-size="24pt" style:font-size-asian="24pt" style:font-family-complex="LMRomanM" style:font-size-complex="24pt"/>
    </style:style>
    <style:style style:name="ch7" style:family="chart">
      <style:chart-properties chart:auto-position="true" style:rotation-angle="90"/>
      <style:text-properties fo:color="#000000" style:text-position="0% 100%" fo:font-family="'Playfair Display'" style:font-style-name="Regular" fo:font-size="24pt" style:font-size-asian="24pt" style:font-weight-asian="bold" style:font-family-complex="LMRomanM" style:font-size-complex="24pt" style:font-weight-complex="bold"/>
    </style:style>
    <style:style style:name="ch8" style:family="chart" style:data-style-name="N11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8080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1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 draw:opacity="70%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3.867cm" svg:height="19.05cm" xlink:href="." xlink:type="simple" chart:class="chart:bar" chart:style-name="ch1">
        <chart:legend svg:x="22.669cm" svg:y="7.755cm" style:legend-expansion="custom" chartooo:width="10.382cm" chartooo:height="2.521cm" style:legend-expansion-aspect-ratio="4.1182070606902" chart:style-name="ch2"/>
        <chart:plot-area chart:style-name="ch3" chart:data-source-has-labels="both" svg:x="2.642cm" svg:y="0.381cm" svg:width="30.548cm" svg:height="16.353cm">
          <chartooo:coordinate-region svg:x="5.918cm" svg:y="0.381cm" svg:width="27.272cm" svg:height="13.13cm"/>
          <chart:axis chart:dimension="x" chart:name="primary-x" chart:style-name="ch4" chartooo:axis-type="auto">
            <chartooo:date-scale/>
            <chart:title svg:x="13.755cm" svg:y="17.115cm" chart:style-name="ch5">
              <text:p>Travel Time [s/km]</text:p>
            </chart:title>
            <chart:categories table:cell-range-address="local-table.$A$2:.$A$36"/>
          </chart:axis>
          <chart:axis chart:dimension="y" chart:name="primary-y" chart:style-name="ch6">
            <chart:title svg:x="0.451cm" svg:y="12.81cm" chart:style-name="ch7">
              <text:p>Relative Frequency</text:p>
            </chart:title>
          </chart:axis>
          <chart:series chart:style-name="ch8" chart:values-cell-range-address="local-table.$B$2:.$B$36" chart:label-cell-address="local-table.$B$1" chart:class="chart:bar">
            <chart:data-point chart:repeated="35"/>
          </chart:series>
          <chart:series chart:style-name="ch9" chart:values-cell-range-address="local-table.$C$2:.$C$36" chart:label-cell-address="local-table.$C$1" chart:class="chart:bar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/Distance - 10%</text:p>
              </table:table-cell>
              <table:table-cell office:value-type="string">
                <text:p>Time/Distance - 1%</text:p>
              </table:table-cell>
            </table:table-row>
          </table:table-header-rows>
          <table:table-rows>
            <table:table-row>
              <table:table-cell office:value-type="string">
                <text:p>0-30</text:p>
              </table:table-cell>
              <table:table-cell office:value-type="float" office:value="0.00190862008487341">
                <text:p>0.00190862008487341</text:p>
              </table:table-cell>
              <table:table-cell office:value-type="float" office:value="0.00149194350507261">
                <text:p>0.00149194350507261</text:p>
              </table:table-cell>
            </table:table-row>
            <table:table-row>
              <table:table-cell office:value-type="string">
                <text:p>30-60</text:p>
              </table:table-cell>
              <table:table-cell office:value-type="float" office:value="0.179111098883715">
                <text:p>0.179111098883715</text:p>
              </table:table-cell>
              <table:table-cell office:value-type="float" office:value="0.0798024003713282">
                <text:p>0.0798024003713282</text:p>
              </table:table-cell>
            </table:table-row>
            <table:table-row>
              <table:table-cell office:value-type="string">
                <text:p>60-90</text:p>
              </table:table-cell>
              <table:table-cell office:value-type="float" office:value="0.334792596617444">
                <text:p>0.334792596617444</text:p>
              </table:table-cell>
              <table:table-cell office:value-type="float" office:value="0.190637225648167">
                <text:p>0.190637225648167</text:p>
              </table:table-cell>
            </table:table-row>
            <table:table-row>
              <table:table-cell office:value-type="string">
                <text:p>90-120</text:p>
              </table:table-cell>
              <table:table-cell office:value-type="float" office:value="0.203716822680597">
                <text:p>0.203716822680597</text:p>
              </table:table-cell>
              <table:table-cell office:value-type="float" office:value="0.173960612691466">
                <text:p>0.173960612691466</text:p>
              </table:table-cell>
            </table:table-row>
            <table:table-row>
              <table:table-cell office:value-type="string">
                <text:p>120-150</text:p>
              </table:table-cell>
              <table:table-cell office:value-type="float" office:value="0.114530960912836">
                <text:p>0.114530960912836</text:p>
              </table:table-cell>
              <table:table-cell office:value-type="float" office:value="0.131854651548306">
                <text:p>0.131854651548306</text:p>
              </table:table-cell>
            </table:table-row>
            <table:table-row>
              <table:table-cell office:value-type="string">
                <text:p>150-180</text:p>
              </table:table-cell>
              <table:table-cell office:value-type="float" office:value="0.0638166899369296">
                <text:p>0.0638166899369296</text:p>
              </table:table-cell>
              <table:table-cell office:value-type="float" office:value="0.0965121676281414">
                <text:p>0.0965121676281414</text:p>
              </table:table-cell>
            </table:table-row>
            <table:table-row>
              <table:table-cell office:value-type="string">
                <text:p>180-210</text:p>
              </table:table-cell>
              <table:table-cell office:value-type="float" office:value="0.0330070911254325">
                <text:p>0.0330070911254325</text:p>
              </table:table-cell>
              <table:table-cell office:value-type="float" office:value="0.0674026921291692">
                <text:p>0.0674026921291692</text:p>
              </table:table-cell>
            </table:table-row>
            <table:table-row>
              <table:table-cell office:value-type="string">
                <text:p>210-240</text:p>
              </table:table-cell>
              <table:table-cell office:value-type="float" office:value="0.0184947005701788">
                <text:p>0.0184947005701788</text:p>
              </table:table-cell>
              <table:table-cell office:value-type="float" office:value="0.0472448776606326">
                <text:p>0.0472448776606326</text:p>
              </table:table-cell>
            </table:table-row>
            <table:table-row>
              <table:table-cell office:value-type="string">
                <text:p>240-270</text:p>
              </table:table-cell>
              <table:table-cell office:value-type="float" office:value="0.0113313570804647">
                <text:p>0.0113313570804647</text:p>
              </table:table-cell>
              <table:table-cell office:value-type="float" office:value="0.039122074133015">
                <text:p>0.039122074133015</text:p>
              </table:table-cell>
            </table:table-row>
            <table:table-row>
              <table:table-cell office:value-type="string">
                <text:p>270-300</text:p>
              </table:table-cell>
              <table:table-cell office:value-type="float" office:value="0.00737311975129477">
                <text:p>0.00737311975129477</text:p>
              </table:table-cell>
              <table:table-cell office:value-type="float" office:value="0.0274186061932233">
                <text:p>0.0274186061932233</text:p>
              </table:table-cell>
            </table:table-row>
            <table:table-row>
              <table:table-cell office:value-type="string">
                <text:p>300-330</text:p>
              </table:table-cell>
              <table:table-cell office:value-type="float" office:value="0.00489019416340539">
                <text:p>0.00489019416340539</text:p>
              </table:table-cell>
              <table:table-cell office:value-type="float" office:value="0.02324116437902">
                <text:p>0.02324116437902</text:p>
              </table:table-cell>
            </table:table-row>
            <table:table-row>
              <table:table-cell office:value-type="string">
                <text:p>330-360</text:p>
              </table:table-cell>
              <table:table-cell office:value-type="float" office:value="0.00403389434154327">
                <text:p>0.00403389434154327</text:p>
              </table:table-cell>
              <table:table-cell office:value-type="float" office:value="0.0177707048604204">
                <text:p>0.0177707048604204</text:p>
              </table:table-cell>
            </table:table-row>
            <table:table-row>
              <table:table-cell office:value-type="string">
                <text:p>360-390</text:p>
              </table:table-cell>
              <table:table-cell office:value-type="float" office:value="0.0029609403478847">
                <text:p>0.0029609403478847</text:p>
              </table:table-cell>
              <table:table-cell office:value-type="float" office:value="0.0144552748491479">
                <text:p>0.0144552748491479</text:p>
              </table:table-cell>
            </table:table-row>
            <table:table-row>
              <table:table-cell office:value-type="string">
                <text:p>390-420</text:p>
              </table:table-cell>
              <table:table-cell office:value-type="float" office:value="0.00257921633091002">
                <text:p>0.00257921633091002</text:p>
              </table:table-cell>
              <table:table-cell office:value-type="float" office:value="0.0122339367415954">
                <text:p>0.0122339367415954</text:p>
              </table:table-cell>
            </table:table-row>
            <table:table-row>
              <table:table-cell office:value-type="string">
                <text:p>420-450</text:p>
              </table:table-cell>
              <table:table-cell office:value-type="float" office:value="0.00244165812659482">
                <text:p>0.00244165812659482</text:p>
              </table:table-cell>
              <table:table-cell office:value-type="float" office:value="0.00954843843246469">
                <text:p>0.00954843843246469</text:p>
              </table:table-cell>
            </table:table-row>
            <table:table-row>
              <table:table-cell office:value-type="string">
                <text:p>450-480</text:p>
              </table:table-cell>
              <table:table-cell office:value-type="float" office:value="0.00151657920257509">
                <text:p>0.00151657920257509</text:p>
              </table:table-cell>
              <table:table-cell office:value-type="float" office:value="0.00878588952987202">
                <text:p>0.00878588952987202</text:p>
              </table:table-cell>
            </table:table-row>
            <table:table-row>
              <table:table-cell office:value-type="string">
                <text:p>480-510</text:p>
              </table:table-cell>
              <table:table-cell office:value-type="float" office:value="0.00123458488372893">
                <text:p>0.00123458488372893</text:p>
              </table:table-cell>
              <table:table-cell office:value-type="float" office:value="0.00663086002254492">
                <text:p>0.00663086002254492</text:p>
              </table:table-cell>
            </table:table-row>
            <table:table-row>
              <table:table-cell office:value-type="string">
                <text:p>510-540</text:p>
              </table:table-cell>
              <table:table-cell office:value-type="float" office:value="0.00111766041006101">
                <text:p>0.00111766041006101</text:p>
              </table:table-cell>
              <table:table-cell office:value-type="float" office:value="0.00583515681983953">
                <text:p>0.00583515681983953</text:p>
              </table:table-cell>
            </table:table-row>
            <table:table-row>
              <table:table-cell office:value-type="string">
                <text:p>540-570</text:p>
              </table:table-cell>
              <table:table-cell office:value-type="float" office:value="0.00107983190387433">
                <text:p>0.00107983190387433</text:p>
              </table:table-cell>
              <table:table-cell office:value-type="float" office:value="0.00513891651747232">
                <text:p>0.00513891651747232</text:p>
              </table:table-cell>
            </table:table-row>
            <table:table-row>
              <table:table-cell office:value-type="string">
                <text:p>570-600</text:p>
              </table:table-cell>
              <table:table-cell office:value-type="float" office:value="0.000784081764596645">
                <text:p>0.000784081764596645</text:p>
              </table:table-cell>
              <table:table-cell office:value-type="float" office:value="0.0041774418142033">
                <text:p>0.0041774418142033</text:p>
              </table:table-cell>
            </table:table-row>
            <table:table-row>
              <table:table-cell office:value-type="string">
                <text:p>600-630</text:p>
              </table:table-cell>
              <table:table-cell office:value-type="float" office:value="0.000725619527762685">
                <text:p>0.000725619527762685</text:p>
              </table:table-cell>
              <table:table-cell office:value-type="float" office:value="0.00324912141104701">
                <text:p>0.00324912141104701</text:p>
              </table:table-cell>
            </table:table-row>
            <table:table-row>
              <table:table-cell office:value-type="string">
                <text:p>630-660</text:p>
              </table:table-cell>
              <table:table-cell office:value-type="float" office:value="0.000667157290928724">
                <text:p>0.000667157290928724</text:p>
              </table:table-cell>
              <table:table-cell office:value-type="float" office:value="0.00308334991048339">
                <text:p>0.00308334991048339</text:p>
              </table:table-cell>
            </table:table-row>
            <table:table-row>
              <table:table-cell office:value-type="string">
                <text:p>660-690</text:p>
              </table:table-cell>
              <table:table-cell office:value-type="float" office:value="0.000608695054094764">
                <text:p>0.000608695054094764</text:p>
              </table:table-cell>
              <table:table-cell office:value-type="float" office:value="0.0020224123068762">
                <text:p>0.0020224123068762</text:p>
              </table:table-cell>
            </table:table-row>
            <table:table-row>
              <table:table-cell office:value-type="string">
                <text:p>690-720</text:p>
              </table:table-cell>
              <table:table-cell office:value-type="float" office:value="0.000529599086613523">
                <text:p>0.000529599086613523</text:p>
              </table:table-cell>
              <table:table-cell office:value-type="float" office:value="0.00258603540879252">
                <text:p>0.00258603540879252</text:p>
              </table:table-cell>
            </table:table-row>
            <table:table-row>
              <table:table-cell office:value-type="string">
                <text:p>720-750</text:p>
              </table:table-cell>
              <table:table-cell office:value-type="float" office:value="0.000395479837406202">
                <text:p>0.000395479837406202</text:p>
              </table:table-cell>
              <table:table-cell office:value-type="float" office:value="0.0024202639082289">
                <text:p>0.0024202639082289</text:p>
              </table:table-cell>
            </table:table-row>
            <table:table-row>
              <table:table-cell office:value-type="string">
                <text:p>750-780</text:p>
              </table:table-cell>
              <table:table-cell office:value-type="float" office:value="0.000512404311074123">
                <text:p>0.000512404311074123</text:p>
              </table:table-cell>
              <table:table-cell office:value-type="float" office:value="0.00172402360586168">
                <text:p>0.00172402360586168</text:p>
              </table:table-cell>
            </table:table-row>
            <table:table-row>
              <table:table-cell office:value-type="string">
                <text:p>780-810</text:p>
              </table:table-cell>
              <table:table-cell office:value-type="float" office:value="0.000350773421003762">
                <text:p>0.000350773421003762</text:p>
              </table:table-cell>
              <table:table-cell office:value-type="float" office:value="0.0018897951064253">
                <text:p>0.0018897951064253</text:p>
              </table:table-cell>
            </table:table-row>
            <table:table-row>
              <table:table-cell office:value-type="string">
                <text:p>810-840</text:p>
              </table:table-cell>
              <table:table-cell office:value-type="float" office:value="0.000333578645464362">
                <text:p>0.000333578645464362</text:p>
              </table:table-cell>
              <table:table-cell office:value-type="float" office:value="0.00139248060473443">
                <text:p>0.00139248060473443</text:p>
              </table:table-cell>
            </table:table-row>
            <table:table-row>
              <table:table-cell office:value-type="string">
                <text:p>840-870</text:p>
              </table:table-cell>
              <table:table-cell office:value-type="float" office:value="0.000244165812659482">
                <text:p>0.000244165812659482</text:p>
              </table:table-cell>
              <table:table-cell office:value-type="float" office:value="0.00119355480405809">
                <text:p>0.00119355480405809</text:p>
              </table:table-cell>
            </table:table-row>
            <table:table-row>
              <table:table-cell office:value-type="string">
                <text:p>870-900</text:p>
              </table:table-cell>
              <table:table-cell office:value-type="float" office:value="0.000261360588198882">
                <text:p>0.000261360588198882</text:p>
              </table:table-cell>
              <table:table-cell office:value-type="float" office:value="0.000961474703269014">
                <text:p>0.000961474703269014</text:p>
              </table:table-cell>
            </table:table-row>
            <table:table-row>
              <table:table-cell office:value-type="string">
                <text:p>900-930</text:p>
              </table:table-cell>
              <table:table-cell office:value-type="float" office:value="0.000264799543306762">
                <text:p>0.000264799543306762</text:p>
              </table:table-cell>
              <table:table-cell office:value-type="float" office:value="0.000961474703269014">
                <text:p>0.000961474703269014</text:p>
              </table:table-cell>
            </table:table-row>
            <table:table-row>
              <table:table-cell office:value-type="string">
                <text:p>930-960</text:p>
              </table:table-cell>
              <table:table-cell office:value-type="float" office:value="0.000244165812659482">
                <text:p>0.000244165812659482</text:p>
              </table:table-cell>
              <table:table-cell office:value-type="float" office:value="0.00109409190371991">
                <text:p>0.00109409190371991</text:p>
              </table:table-cell>
            </table:table-row>
            <table:table-row>
              <table:table-cell office:value-type="string">
                <text:p>960-990</text:p>
              </table:table-cell>
              <table:table-cell office:value-type="float" office:value="0.000196020441149161">
                <text:p>0.000196020441149161</text:p>
              </table:table-cell>
              <table:table-cell office:value-type="float" office:value="0.000895166103043565">
                <text:p>0.000895166103043565</text:p>
              </table:table-cell>
            </table:table-row>
            <table:table-row>
              <table:table-cell office:value-type="string">
                <text:p>990-1020</text:p>
              </table:table-cell>
              <table:table-cell office:value-type="float" office:value="0.000213215216688561">
                <text:p>0.000213215216688561</text:p>
              </table:table-cell>
              <table:table-cell office:value-type="float" office:value="0.000828857502818116">
                <text:p>0.000828857502818116</text:p>
              </table:table-cell>
            </table:table-row>
            <table:table-row>
              <table:table-cell office:value-type="string">
                <text:p>&gt;1020</text:p>
              </table:table-cell>
              <table:table-cell office:value-type="float" office:value="0.00373126629204982">
                <text:p>0.00373126629204982</text:p>
              </table:table-cell>
              <table:table-cell office:value-type="float" office:value="0.0124328625422717">
                <text:p>0.01243286254227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